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f1b6" officeooo:paragraph-rsid="0015f1b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f1b6" officeooo:paragraph-rsid="0015f1b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60823" officeooo:paragraph-rsid="0016082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6c5b5" officeooo:paragraph-rsid="0016c5b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86e90" officeooo:paragraph-rsid="00186e9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l Unit sigma-computer</text:p>
      <text:p text:style-name="P1"/>
      <text:p text:style-name="P2">line 1: read</text:p>
      <text:p text:style-name="P2">line 2: write</text:p>
      <text:p text:style-name="P2">line 3: mux1 : mux1 for output and demux1 for input</text:p>
      <text:p text:style-name="P2"><text:tab/>register A</text:p>
      <text:p text:style-name="P2"><text:tab/>register B</text:p>
      <text:p text:style-name="P2"><text:tab/>register C</text:p>
      <text:p text:style-name="P2"><text:tab/>register D</text:p>
      <text:p text:style-name="P2"><text:tab/>register E</text:p>
      <text:p text:style-name="P2"><text:tab/>register F</text:p>
      <text:p text:style-name="P2"><text:tab/>register SP</text:p>
      <text:p text:style-name="P2"><text:tab/>register SREG</text:p>
      <text:p text:style-name="P2"/>
      <text:p text:style-name="P3">line 4, 5, 6: is for setting the control bits in all demux/mux.</text:p>
      <text:p text:style-name="P4">line 7: specifies the low 8-bits</text:p>
      <text:p text:style-name="P4">line 8: specifies the high 8-bits</text:p>
      <text:p text:style-name="P5">line 9: mux2 : mux 2 for output and demux2 for input</text:p>
      <text:p text:style-name="P5"><text:tab/>register PC-jmp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4:27:38.562347726</meta:creation-date>
    <dc:date>2019-07-21T15:34:56.855411946</dc:date>
    <meta:editing-duration>PT57M6S</meta:editing-duration>
    <meta:editing-cycles>4</meta:editing-cycles>
    <meta:generator>LibreOffice/6.2.5.2$Linux_X86_64 LibreOffice_project/20$Build-2</meta:generator>
    <meta:document-statistic meta:table-count="0" meta:image-count="0" meta:object-count="0" meta:page-count="1" meta:paragraph-count="18" meta:word-count="75" meta:character-count="392" meta:non-whitespace-character-count="324"/>
  </office:meta>
</office:document-meta>
</file>